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5a8" officeooo:paragraph-rsid="001c95a8"/>
    </style:style>
    <style:style style:name="P2" style:family="paragraph" style:parent-style-name="Standard">
      <style:text-properties officeooo:rsid="001e05a2" officeooo:paragraph-rsid="001e05a2"/>
    </style:style>
    <style:style style:name="P3" style:family="paragraph" style:parent-style-name="Standard">
      <style:text-properties officeooo:rsid="001f7e16" officeooo:paragraph-rsid="001f7e16"/>
    </style:style>
    <style:style style:name="T1" style:family="text">
      <style:text-properties fo:font-weight="bold" officeooo:rsid="001c95a8" style:font-weight-asian="bold" style:font-weight-complex="bold"/>
    </style:style>
    <style:style style:name="T2" style:family="text">
      <style:text-properties officeooo:rsid="0020a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ECONOMIE</text:span></text:p>
      <text:p text:style-name="Standard"/>
      <text:p text:style-name="P1">Chiffre d’affaire : montant des ventes = nb de produits vendus x leur prix (pas forcément payés)</text:p>
      <text:p text:style-name="P1">crédit-bail = possibilité de louer un bien et d’avoir a la fin de la loc<text:span text:style-name="T2">ation</text:span> la possibilité d’acheter</text:p>
      <text:p text:style-name="P1">recettes = argent qui rentre </text:p>
      <text:p text:style-name="P1"/>
      <text:p text:style-name="P2">bien de consommation = ce que le menage consomme </text:p>
      <text:p text:style-name="P2"/>
      <text:p text:style-name="P3">TD2 :</text:p>
      <text:p text:style-name="P3">activité 2 :</text:p>
      <text:p text:style-name="P3"/>
      <text:p text:style-name="P3">1. ménages : consommer/ société non financières.</text:p>
      <text:p text:style-name="P3">2. ménage(élève)/ admin publique(école) : conso non marchande </text:p>
      <text:p text:style-name="P3">3. administration publique : produire un service non financier</text:p>
      <text:p text:style-name="P3">4. ménage : investissement (FBCF)</text:p>
      <text:p text:style-name="P3">5, société financière : service financier marchand </text:p>
      <text:p text:style-name="P3">6, société financière : service marchand financier</text:p>
      <text:p text:style-name="P3">7 ,instit sans but lucratif : service non marchant non financier</text:p>
      <text:p text:style-name="P3">8, société non financière(elle produit): investissement (FBCF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4:48:02.055000000</meta:creation-date>
    <dc:date>2024-09-17T18:59:44.665000000</dc:date>
    <meta:editing-duration>PT1H14M43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5" meta:word-count="116" meta:character-count="739" meta:non-whitespace-character-count="628"/>
  </office:meta>
</office:document-meta>
</file>